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5%" fo:text-align="righ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text-transform="uppercas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bitmap" draw:fill-image-name="a6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8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5%" fo:text-align="righ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text-transform="uppercas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5%" fo:text-align="righ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8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7">
      <style:paragraph-properties fo:line-height="8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bitmap" draw:fill-image-name="a5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31">
      <style:drawing-page-properties draw:fill="bitmap" draw:fill-image-name="a6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8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49">
      <style:drawing-page-properties draw:fill="bitmap" draw:fill-image-name="a7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8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8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8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7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7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00">
      <style:drawing-page-properties draw:fill="bitmap" draw:fill-image-name="a6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bitmap" draw:fill-image-name="a6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bitmap" draw:fill-image-name="a5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text-transform="uppercase" fo:color="#ffffff" style:text-line-through-type="none" style:text-line-through-style="none" style:text-line-through-width="auto" style:text-line-through-color="font-color" style:text-position="0% 100%" fo:font-family="Calibri Light" fo:font-size="1.06944in" style:font-size-asian="1.06944in" style:font-size-complex="1.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text-transform="uppercase" fo:color="#ffffff" style:text-line-through-type="none" style:text-line-through-style="none" style:text-line-through-width="auto" style:text-line-through-color="font-color" style:text-position="0% 100%" fo:font-family="Calibri Light" fo:font-size="1.06944in" style:font-size-asian="1.06944in" style:font-size-complex="1.0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5%"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text-transform="uppercas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5%" fo:text-align="righ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bitmap" draw:fill-image-name="a7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text-transform="uppercas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8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6%" fo:text-align="left" style:tab-stop-distance="0.5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1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1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4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4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0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9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2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8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8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4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570" draw:master-page-name="Master1-Layout1-title-Title-Slide" presentation:presentation-page-layout-name="Master1-PPL1" draw:id="Slide-256">
        <draw:frame draw:id="id117" presentation:style-name="a574" draw:name="Title 1" svg:x="2.03912in" svg:y="0.42545in" svg:width="10in" svg:height="0.76134in" presentation:class="title" presentation:placeholder="false">
          <draw:text-box>
            <text:p text:style-name="a573" text:class-names="" text:cond-style-name=""><text:span text:style-name="a571" text:class-names="">Search algorithms</text:span><text:span text:style-name="a572" text:class-names=""/></text:p>
          </draw:text-box>
          <svg:title/>
          <svg:desc/>
        </draw:frame>
        <draw:frame draw:id="id118" presentation:style-name="a585" draw:name="Subtitle 2" svg:x="1.91156in" svg:y="1.48979in" svg:width="10.2551in" svg:height="5.20408in" presentation:class="subtitle" presentation:placeholder="false">
          <draw:text-box>
            <text:p text:style-name="a576" text:class-names="" text:cond-style-name=""><text:span text:style-name="a575" text:class-names="">Axtarış alqoritmləri elementi yoxlamaq və ya onun saxlandığı hər hansı bir məlumat strukturundan elementi əldə etmək üçün nəzərdə tutulmuşdur. Axtarış əməliyyatının növündən asılı olaraq bu alqoritmlər ümumiyyətlə iki kateqoriyaya bölünür:</text:span></text:p>
            <text:p text:style-name="a578" text:class-names="" text:cond-style-name=""><text:span text:style-name="a577" text:class-names=""> </text:span></text:p>
            <text:p text:style-name="a580" text:class-names="" text:cond-style-name=""><text:span text:style-name="a579" text:class-names="">Ardıcıl Axtarış: Burada siyahı və ya massiv ardıcıl olaraq keçilir və hər bir element yoxlanılır. Məsələn: Xətti Axtarış.</text:span></text:p>
            <text:p text:style-name="a582" text:class-names="" text:cond-style-name=""><text:span text:style-name="a581" text:class-names="">Interval Axtar: Bu alqoritmlər xüsusi olaraq çeşidlənmiş məlumat strukturlarında axtarış üçün nəzərdə tutulmuşdur. Bu tip axtarış alqoritmləri <text:s text:c="1"/>Xətti <text:s text:c="1"/>Axtarışdan qat-qat səmərəlidir, çünki onlar dəfələrlə axtarış strukturunun mərkəzini hədəf alır və axtarış sahəsini yarıya bölürlər.</text:span></text:p>
            <text:p text:style-name="a584" text:class-names="" text:cond-style-name=""><text:span text:style-name="a583" text:class-names=""/></text:p>
          </draw:text-box>
          <svg:title/>
          <svg:desc/>
        </draw:frame>
      </draw:page>
      <draw:page draw:name="Slide2" draw:style-name="a587" draw:master-page-name="Master1-Layout2-obj-Title-and-Content" presentation:presentation-page-layout-name="Master1-PPL2" draw:id="Slide-257">
        <draw:frame draw:id="id119" presentation:style-name="a590" draw:name="Title 1" svg:x="1.05608in" svg:y="0.44139in" svg:width="11in" svg:height="1.76in" presentation:class="title" presentation:placeholder="false">
          <draw:text-box>
            <text:p text:style-name="a589" text:class-names="" text:cond-style-name=""><text:span text:style-name="a588" text:class-names="">Linear algorithms</text:span></text:p>
          </draw:text-box>
          <svg:title/>
          <svg:desc/>
        </draw:frame>
        <draw:frame draw:id="id120" presentation:style-name="a629" draw:name="Content Placeholder 2" svg:x="0.91667in" svg:y="1.57778in" svg:width="11.5in" svg:height="5.71814in" presentation:class="outline" presentation:placeholder="false">
          <draw:text-box>
            <text:list text:style-name="a593">
              <text:list-item>
                <text:p text:style-name="a592" text:class-names="" text:cond-style-name=""><text:span text:style-name="a591" text:class-names="">Linear search çox sadə axtarış alqoritmidir. Bu növ axtarışda bütün maddələr üzərində bir-bir ardıcıl axtarış aparılır. Hər bir element yoxlanılır və uyğunluq aşkar edilərsə, həmin element qaytarılır, əks halda axtarış məlumatların toplanmasının sonuna qədər davam edir.<text:s text:c="1"/></text:span></text:p>
              </text:list-item>
            </text:list>
            <text:list text:style-name="a596">
              <text:list-item>
                <text:p text:style-name="a595" text:class-names="" text:cond-style-name=""><text:span text:style-name="a594" text:class-names="">Linear search zaman mürəkkəbliyi O(n)-dir, çünki massivdəki hər bir element yalnız bir dəfə müqayisə edilir. Xətti axtarışa ardıcıl axtarış alqoritmi də deyilir. Ən sadə axtarış alqoritmidir. Xətti axtarışda biz sadəcə olaraq siyahıdan tam şəkildə keçib siyahının hər bir elementini yeri tapılmalı olan elementlə uyğunlaşdırırıq. Uyğunluq aşkar edilərsə, əşyanın yeri qaytarılır; əks halda, alqoritm NULL qaytarır.  </text:span></text:p>
              </text:list-item>
            </text:list>
            <text:list text:style-name="a599">
              <text:list-item>
                <text:p text:style-name="a598" text:class-names="" text:cond-style-name=""><text:span text:style-name="a597" text:class-names="">Əvvəlcə for loopundan istifadə edərək massiv elementlərini keçməliyik.</text:span></text:p>
              </text:list-item>
            </text:list>
            <text:list text:style-name="a602">
              <text:list-item>
                <text:p text:style-name="a601" text:class-names="" text:cond-style-name=""><text:span text:style-name="a600" text:class-names="">for döngəsinin hər iterasiyasında axtarış elementini cari massiv elementi ilə müqayisə edin və -</text:span></text:p>
              </text:list-item>
            </text:list>
            <text:list text:style-name="a605">
              <text:list-item>
                <text:p text:style-name="a604" text:class-names="" text:cond-style-name=""><text:span text:style-name="a603" text:class-names="">Element uyğun gəlirsə, müvafiq massiv elementinin indeksini qaytarın.</text:span></text:p>
              </text:list-item>
            </text:list>
            <text:list text:style-name="a608">
              <text:list-item>
                <text:p text:style-name="a607" text:class-names="" text:cond-style-name=""><text:span text:style-name="a606" text:class-names="">Element uyğun gəlmirsə, növbəti elementə keçin.</text:span></text:p>
              </text:list-item>
            </text:list>
            <text:list text:style-name="a611">
              <text:list-item>
                <text:p text:style-name="a610" text:class-names="" text:cond-style-name=""><text:span text:style-name="a609" text:class-names="">Əgər uyğunluq yoxdursa və ya axtarış elementi verilmiş massivdə yoxdursa, -1 qaytarın.</text:span></text:p>
              </text:list-item>
            </text:list>
            <text:list text:style-name="a616">
              <text:list-item>
                <text:p text:style-name="a615" text:class-names="" text:cond-style-name=""><text:span text:style-name="a612" text:class-names="">Linear search sort olunmasina ehtiyac yoxdu,</text:span><text:span text:style-name="a613" text:class-names="">çünki ilk elementden başlayır və sıra ilə uyğunlaşdırmani aparır</text:span><text:span text:style-name="a614" text:class-names="">.</text:span></text:p>
              </text:list-item>
            </text:list>
            <text:list text:style-name="a619">
              <text:list-item>
                <text:p text:style-name="a618" text:class-names="" text:cond-style-name=""><text:span text:style-name="a617" text:class-names=""/></text:p>
              </text:list-item>
            </text:list>
            <text:list text:style-name="a622">
              <text:list-item>
                <text:p text:style-name="a621" text:class-names="" text:cond-style-name=""><text:span text:style-name="a620" text:class-names=""/></text:p>
              </text:list-item>
            </text:list>
            <text:list text:style-name="a625">
              <text:list-item>
                <text:p text:style-name="a624" text:class-names="" text:cond-style-name=""><text:span text:style-name="a623" text:class-names=""/></text:p>
              </text:list-item>
            </text:list>
            <text:list text:style-name="a628">
              <text:list-item>
                <text:p text:style-name="a627" text:class-names="" text:cond-style-name=""><text:span text:style-name="a626" text:class-names=""/></text:p>
              </text:list-item>
            </text:list>
          </draw:text-box>
          <svg:title/>
          <svg:desc/>
        </draw:frame>
      </draw:page>
      <draw:page draw:name="Slide3" draw:style-name="a631" draw:master-page-name="Master1-Layout2-obj-Title-and-Content" presentation:presentation-page-layout-name="Master1-PPL2" draw:id="Slide-258">
        <draw:frame draw:id="id121" presentation:style-name="a634" draw:name="Title 1" svg:x="0.75in" svg:y="0.66667in" svg:width="11.07986in" svg:height="1.59259in" presentation:class="title" presentation:placeholder="false">
          <draw:text-box>
            <text:p text:style-name="a633" text:class-names="" text:cond-style-name=""><text:span text:style-name="a632" text:class-names="">Binary search</text:span></text:p>
          </draw:text-box>
          <svg:title/>
          <svg:desc/>
        </draw:frame>
        <draw:frame draw:id="id122" presentation:style-name="a660" draw:name="Content Placeholder 2" svg:x="0.75in" svg:y="2.34259in" svg:width="11.07986in" svg:height="3.99074in" presentation:class="outline" presentation:placeholder="false">
          <draw:text-box>
            <text:list text:style-name="a644">
              <text:list-item>
                <text:p text:style-name="a643" text:class-names="" text:cond-style-name=""><text:span text:style-name="a635" text:class-names="">İkili axtarış, siyahının iki yarıya bölündüyü və elementin siyahının ortancil elementi ilə müqayisə edildiyi böl və fəth et yanaşmasını izləyir. Əgər uyğunluq tapılarsa, orta elementin geri qaytarılır. Əks halda, matçda əldə edilən nəticədən asılı olaraq yarılardan birini axtarırıq. <text:s text:c="1"/></text:span><text:span text:style-name="a636" text:class-names="">Əgər axtarilan element ortancil elementdən kiçikdirsə onda ortancil elementin sol tərəfinə-yəni kiçik elementə baxilir</text:span><text:span text:style-name="a637" text:class-names="">.</text:span><text:span text:style-name="a638" text:class-names=""><text:s text:c="1"/>Beleliklə daha tez və effektiv alqoritm həyata keçmiş olur</text:span><text:span text:style-name="a639" text:class-names="">.</text:span><text:span text:style-name="a640" text:class-names=""><text:s text:c="1"/>Üzərində işlədiymiz array mütləq sort olunmuş siralanmiş olmalidir</text:span><text:span text:style-name="a641" text:class-names="">.</text:span><text:span text:style-name="a642" text:class-names=""><text:s text:c="1"/></text:span></text:p>
              </text:list-item>
            </text:list>
            <text:list text:style-name="a647">
              <text:list-item>
                <text:p text:style-name="a646" text:class-names="" text:cond-style-name=""><text:span text:style-name="a645" text:class-names="">Ən Yaxşı İş Mürəkkəbliyi - İkili axtarışda ən yaxşı hal ilk müqayisədə axtarılacaq element tapıldıqda, yəni ilk orta elementin özü axtarılacaq element olduqda baş verir. İkili axtarışın ən yaxşı vaxt mürəkkəbliyi O(1)-dir.</text:span></text:p>
              </text:list-item>
            </text:list>
            <text:list text:style-name="a650">
              <text:list-item>
                <text:p text:style-name="a649" text:class-names="" text:cond-style-name=""><text:span text:style-name="a648" text:class-names="">Average Case Complexity - İkili axtarışın orta iş vaxtı mürəkkəbliyi O(logn)-dir.</text:span></text:p>
              </text:list-item>
            </text:list>
            <text:list text:style-name="a653">
              <text:list-item>
                <text:p text:style-name="a652" text:class-names="" text:cond-style-name=""><text:span text:style-name="a651" text:class-names="">Ən pis vəziyyətin mürəkkəbliyi - İkili axtarışda ən pis vəziyyət axtarış sahəsini yalnız bir elementə malik olana qədər azaltmalı olduğumuz zaman baş verir. Binar axtarışın ən pis vaxt mürəkkəbliyi O(logn)-dir.</text:span></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text:p>
              </text:list-item>
            </text:list>
          </draw:text-box>
          <svg:title/>
          <svg:desc/>
        </draw:frame>
      </draw:page>
      <draw:page draw:name="Slide4" draw:style-name="a662" draw:master-page-name="Master1-Layout2-obj-Title-and-Content" presentation:presentation-page-layout-name="Master1-PPL2" draw:id="Slide-259">
        <draw:frame draw:id="id123" presentation:style-name="a666" draw:name="Title 1" svg:x="0.75in" svg:y="0.66667in" svg:width="11.07986in" svg:height="1.59259in" presentation:class="title" presentation:placeholder="false">
          <draw:text-box>
            <text:p text:style-name="a665" text:class-names="" text:cond-style-name=""><text:span text:style-name="a663" text:class-names="">Jump search</text:span><text:span text:style-name="a664" text:class-names=""/></text:p>
          </draw:text-box>
          <svg:title/>
          <svg:desc/>
        </draw:frame>
        <draw:frame draw:id="id124" presentation:style-name="a685" draw:name="Content Placeholder 2" svg:x="0.75in" svg:y="2.34259in" svg:width="11.07986in" svg:height="3.99074in" presentation:class="outline" presentation:placeholder="false">
          <draw:text-box>
            <text:list text:style-name="a675">
              <text:list-item>
                <text:p text:style-name="a674" text:class-names="" text:cond-style-name=""><text:span text:style-name="a667" text:class-names="">İkili Axtarış kimi, Jump Search<text:s text:c="1"/></text:span><text:span text:style-name="a668" text:class-names="">sort olunmuş</text:span><text:span text:style-name="a669" text:class-names=""><text:s text:c="1"/>massivlər üçün axtarış alqoritmidir. Əsas ideya, sabit addımlarla irəli tullanaraq və ya bütün elementləri axtarmaq əvəzinə bəzi elementləri atlayaraq daha az elementi (xətti axtarışdan daha çox) yoxlamaqdır.</text:span><text:span text:style-name="a670" text:class-names=""><text:s text:c="1"/></text:span><text:span text:style-name="a671" text:class-names="">Atılacaq blokun optimal ölçüsü (√ n)-dir. Bu, Jump Search O(√ n) zaman mürəkkəbliyini yaradır.</text:span><text:span text:style-name="a672" text:class-names=""><text:s text:c="1"/></text:span><text:span text:style-name="a673" text:class-names="">Jump Search-in vaxt mürəkkəbliyi Xətti Axtarış ( ( O(n) ) və İkili Axtarış ( O (Log n) ) arasındadır.</text:span></text:p>
              </text:list-item>
            </text:list>
            <text:list text:style-name="a678">
              <text:list-item>
                <text:p text:style-name="a677" text:class-names="" text:cond-style-name=""><text:span text:style-name="a676" text:class-names="">Atlanacaq optimal blok ölçüsü nədir?</text:span></text:p>
              </text:list-item>
            </text:list>
            <text:list text:style-name="a681">
              <text:list-item>
                <text:p text:style-name="a680" text:class-names="" text:cond-style-name=""><text:span text:style-name="a679" text:class-names="">Ən pis halda, biz n/m atlamalar etməliyik və əgər sonuncu yoxlanılan dəyər axtarılan elementdən böyükdürsə, xətti axtarış üçün m-1 müqayisələrini daha çox yerinə yetiririk. Beləliklə, ən pis halda müqayisələrin ümumi sayı ((n/m) + m-1) olacaqdır. Funksiyanın qiyməti ((n/m) + m-1) m = √n olduqda minimum olacaqdır. Buna görə ən yaxşı addım ölçüsü m = √n-dir.</text:span></text:p>
              </text:list-item>
            </text:list>
            <text:list text:style-name="a684">
              <text:list-item>
                <text:p text:style-name="a683" text:class-names="" text:cond-style-name=""><text:span text:style-name="a682" text:class-names=""/></text:p>
              </text:list-item>
            </text:list>
          </draw:text-box>
          <svg:title/>
          <svg:desc/>
        </draw:frame>
      </draw:page>
      <draw:page draw:name="Slide5" draw:style-name="a687" draw:master-page-name="Master1-Layout2-obj-Title-and-Content" presentation:presentation-page-layout-name="Master1-PPL2" draw:id="Slide-260">
        <draw:frame draw:id="id125" presentation:style-name="a691" draw:name="Title 1" svg:x="0.75in" svg:y="0.66667in" svg:width="11.07986in" svg:height="1.59259in" presentation:class="title" presentation:placeholder="false">
          <draw:text-box>
            <text:p text:style-name="a690" text:class-names="" text:cond-style-name=""><text:span text:style-name="a688" text:class-names="">İnterpolation Search</text:span><text:span text:style-name="a689" text:class-names=""/></text:p>
          </draw:text-box>
          <svg:title/>
          <svg:desc/>
        </draw:frame>
        <draw:frame draw:id="id126" presentation:style-name="a698" draw:name="Content Placeholder 2" svg:x="0.75in" svg:y="2.34259in" svg:width="11.07986in" svg:height="3.99074in" presentation:class="outline" presentation:placeholder="false">
          <draw:text-box>
            <text:list text:style-name="a697">
              <text:list-item>
                <text:p text:style-name="a696" text:class-names="" text:cond-style-name=""><text:span text:style-name="a692" text:class-names="">Binary search üzərində daha təkmilləşdirmədir</text:span><text:span text:style-name="a693" text:class-names="">.</text:span><text:span text:style-name="a694" text:class-names=""><text:s text:c="1"/>Bu axtarış alqoritmi tələb olunan dəyərin yoxlama mövqeyində işləyir. Bu alqoritmin düzgün işləməsi üçün məlumatların toplanması çeşidlənmiş formada və bərabər paylanmış olmalıdır. Zaman mürəkkəbliyi <text:s text:c="1"/>O(n)dir</text:span><text:span text:style-name="a695" text:class-names="">.</text:span></text:p>
              </text:list-item>
            </text:list>
          </draw:text-box>
          <svg:title/>
          <svg:desc/>
        </draw:frame>
      </draw:page>
      <draw:page draw:name="Slide6" draw:style-name="a700" draw:master-page-name="Master1-Layout2-obj-Title-and-Content" presentation:presentation-page-layout-name="Master1-PPL2" draw:id="Slide-261">
        <draw:frame draw:id="id127" presentation:style-name="a704" draw:name="Title 1" svg:x="0.75in" svg:y="0.66667in" svg:width="11.07986in" svg:height="1.59259in" presentation:class="title" presentation:placeholder="false">
          <draw:text-box>
            <text:p text:style-name="a703" text:class-names="" text:cond-style-name=""><text:span text:style-name="a701" text:class-names="">Exponential Search</text:span><text:span text:style-name="a702" text:class-names=""/></text:p>
          </draw:text-box>
          <svg:title/>
          <svg:desc/>
        </draw:frame>
        <draw:frame draw:id="id128" presentation:style-name="a719" draw:name="Content Placeholder 2" svg:x="0.75in" svg:y="2.34259in" svg:width="11.07986in" svg:height="3.99074in" presentation:class="outline" presentation:placeholder="false">
          <draw:text-box>
            <text:list text:style-name="a707">
              <text:list-item>
                <text:p text:style-name="a706" text:class-names="" text:cond-style-name=""><text:span text:style-name="a705" text:class-names="">Eksponensial Axtarış, həmçinin barmaq axtarışı kimi tanınır, hər iterasiyada 2^i elementi atlayaraq çeşidlənmiş massivdə elementi axtarır, burada i dövrə nəzarət dəyişəninin dəyərini təmsil edir və sonra axtarış elementinin son atlama ilə cari keçid arasında mövcud olub-olmadığını yoxlayır. .</text:span></text:p>
              </text:list-item>
            </text:list>
            <text:list text:style-name="a710">
              <text:list-item>
                <text:p text:style-name="a709" text:class-names="" text:cond-style-name=""><text:span text:style-name="a708" text:class-names="">Zamanın mürəkkəbliyi : O(Log n)</text:span></text:p>
              </text:list-item>
            </text:list>
            <text:list text:style-name="a715">
              <text:list-item>
                <text:p text:style-name="a714" text:class-names="" text:cond-style-name=""><text:span text:style-name="a711" text:class-names="">Expoential searchd</text:span><text:span text:style-name="a712" text:class-names="">ə axtarış üçün massiv sort olunmuş olmalıdı və içərisində istənilən qədər element ola bilər</text:span><text:span text:style-name="a713" text:class-names="">.</text:span></text:p>
              </text:list-item>
            </text:list>
            <text:list text:style-name="a718">
              <text:list-item>
                <text:p text:style-name="a717" text:class-names="" text:cond-style-name=""><text:span text:style-name="a716" text:class-names="">Array[2^(i-1)] &lt; valueWanted &lt; Array[2^i] şərtini axtararaq bir anda 2^i massiv elementlərini keçin. Əgər 2^i massivin uzunluğundan böyükdürsə, yuxarı həddi massivin uzunluğuna təyin edin.</text:span></text:p>
              </text:list-item>
            </text:list>
          </draw:text-box>
          <svg:title/>
          <svg:desc/>
        </draw:frame>
      </draw:page>
      <draw:page draw:name="Slide7" draw:style-name="a721" draw:master-page-name="Master1-Layout2-obj-Title-and-Content" presentation:presentation-page-layout-name="Master1-PPL2" draw:id="Slide-262">
        <draw:frame draw:id="id129" presentation:style-name="a724" draw:name="Title 1" svg:x="0.75in" svg:y="0.66667in" svg:width="11.07986in" svg:height="1.59259in" presentation:class="title" presentation:placeholder="false">
          <draw:text-box>
            <text:p text:style-name="a723" text:class-names="" text:cond-style-name=""><text:span text:style-name="a722" text:class-names="">Fibonacci Search</text:span></text:p>
          </draw:text-box>
          <svg:title/>
          <svg:desc/>
        </draw:frame>
        <draw:frame draw:id="id130" presentation:style-name="a747" draw:name="Content Placeholder 2" svg:x="0.75in" svg:y="2.34259in" svg:width="11.07986in" svg:height="3.99074in" presentation:class="outline" presentation:placeholder="false">
          <draw:text-box>
            <text:list text:style-name="a727">
              <text:list-item>
                <text:p text:style-name="a726" text:class-names="" text:cond-style-name=""><text:span text:style-name="a725" text:class-names="">. Proqramlaşdırmada, Fibonacci ardıcıllığı döngələr və rekursiya arasındakı fərqi müəyyən etməyə gəldikdə mürəkkəb yan görünüş təmin edir.</text:span></text:p>
              </text:list-item>
            </text:list>
            <text:list text:style-name="a746">
              <text:list-item>
                <text:p text:style-name="a745" text:class-names="" text:cond-style-name=""><text:span text:style-name="a728" text:class-names="">Fibonaççi ardıcıllığı 0-dan başlayan nömrələr qrupudur, burada növbəti nömrə son nömrənin + cari nömrənin əlavəsidir. Fibonacci alqoritmi üçün vaxt mürəkkəbliyi ikili axtarış kimi 0 (log n)-dir. Onun istifadələrindən biri Fibonacci nömrələrinin texniki göstəricilər kimi xidmət etdiyi maliyyə ticarət bazarındadır. Fibonacci alqoritmi<text:s text:c="1"/></text:span><text:span text:style-name="a729" text:class-names="">çox sürətli işləyən bir alqoritmdir</text:span><text:span text:style-name="a730" text:class-names="">.</text:span><text:span text:style-name="a731" text:class-names=""><text:s text:c="1"/>Parçala və fəthet yanaşmasina biraz bənzəsədə</text:span><text:span text:style-name="a732" text:class-names="">,</text:span><text:span text:style-name="a733" text:class-names=""><text:s text:c="1"/>binary searh kimi bərabər parçalara yox</text:span><text:span text:style-name="a734" text:class-names="">,</text:span><text:span text:style-name="a735" text:class-names=""><text:s text:c="1"/>1</text:span><text:span text:style-name="a736" text:class-names="">:1,618 nisb</text:span><text:span text:style-name="a737" text:class-names="">ə</text:span><text:span text:style-name="a738" text:class-names="">td</text:span><text:span text:style-name="a739" text:class-names="">ə</text:span><text:span text:style-name="a740" text:class-names=""><text:s text:c="1"/>b</text:span><text:span text:style-name="a741" text:class-names="">ö</text:span><text:span text:style-name="a742" text:class-names="">l</text:span><text:span text:style-name="a743" text:class-names="">ü</text:span><text:span text:style-name="a744" text:class-names="">r.</text:span></text:p>
              </text:list-item>
            </text:list>
          </draw:text-box>
          <svg:title/>
          <svg:desc/>
        </draw:frame>
      </draw:page>
      <draw:page draw:name="Slide8" draw:style-name="a749" draw:master-page-name="Master1-Layout2-obj-Title-and-Content" presentation:presentation-page-layout-name="Master1-PPL2" draw:id="Slide-263">
        <draw:frame draw:id="id131" presentation:style-name="a753" draw:name="Title 1" svg:x="0.75in" svg:y="0.66667in" svg:width="11.07986in" svg:height="1.59259in" presentation:class="title" presentation:placeholder="false">
          <draw:text-box>
            <text:p text:style-name="a752" text:class-names="" text:cond-style-name=""><text:span text:style-name="a750" text:class-names="">Sublist search</text:span><text:span text:style-name="a751" text:class-names=""/></text:p>
          </draw:text-box>
          <svg:title/>
          <svg:desc/>
        </draw:frame>
        <draw:frame draw:id="id132" presentation:style-name="a763" draw:name="Content Placeholder 2" svg:x="0.75in" svg:y="2.34259in" svg:width="11.07986in" svg:height="3.99074in" presentation:class="outline" presentation:placeholder="false">
          <draw:text-box>
            <text:list text:style-name="a756">
              <text:list-item>
                <text:p text:style-name="a755" text:class-names="" text:cond-style-name=""><text:span text:style-name="a754" text:class-names="">Bizə iki əlaqəli siyahı verilir və bizim vəzifəmiz ikinci siyahının (alt siyahının) birinci siyahıda (siyahıda) eyni ardıcıllıqla olub-olmadığını müəyyən etməkdir.</text:span></text:p>
              </text:list-item>
            </text:list>
            <text:list text:style-name="a759">
              <text:list-item>
                <text:p text:style-name="a758" text:class-names="" text:cond-style-name=""><text:span text:style-name="a757" text:class-names="">İkinci siyahı birinci siyahıda eyni ardıcıllıqla mövcuddursa, doğru qaytarın.</text:span></text:p>
              </text:list-item>
            </text:list>
            <text:list text:style-name="a762">
              <text:list-item>
                <text:p text:style-name="a761" text:class-names="" text:cond-style-name=""><text:span text:style-name="a760" text:class-names="">Əks halda, ikinci siyahı birinci siyahıda yoxdursa, yalanı qaytarı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presentation:placeholder presentation:object="title" svg:x="0.75in" svg:y="0.66667in" svg:width="11.07986in" svg:height="1.5925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graphic" style:name="Graphics"/>
    <style:default-style style:family="graphic">
      <style:graphic-properties draw:fill="solid" draw:fill-color="#ac3ec1" draw:opacity="100%" draw:stroke="solid" svg:stroke-width="0.02083in" svg:stroke-color="#7d2b8d" svg:stroke-opacity="100%" svg:stroke-linecap="round"/>
    </style:default-style>
    <draw:fill-image draw:name="a686" xlink:href="media/image1.jpeg" xlink:show="embed" xlink:actuate="onLoad"/>
    <draw:fill-image draw:name="a117" xlink:href="media/image1.jpeg" xlink:show="embed" xlink:actuate="onLoad"/>
    <draw:fill-image draw:name="a630" xlink:href="media/image1.jpeg" xlink:show="embed" xlink:actuate="onLoad"/>
    <draw:fill-image draw:name="a331" xlink:href="media/image1.jpeg" xlink:show="embed" xlink:actuate="onLoad"/>
    <draw:fill-image draw:name="a264" xlink:href="media/image1.jpeg" xlink:show="embed" xlink:actuate="onLoad"/>
    <draw:fill-image draw:name="a497" xlink:href="media/image1.jpeg" xlink:show="embed" xlink:actuate="onLoad"/>
    <draw:fill-image draw:name="a569" xlink:href="media/image1.jpeg" xlink:show="embed" xlink:actuate="onLoad"/>
    <draw:fill-image draw:name="a748" xlink:href="media/image1.jpeg" xlink:show="embed" xlink:actuate="onLoad"/>
    <draw:fill-image draw:name="a661" xlink:href="media/image1.jpeg" xlink:show="embed" xlink:actuate="onLoad"/>
    <draw:fill-image draw:name="a470" xlink:href="media/image1.jpeg" xlink:show="embed" xlink:actuate="onLoad"/>
    <draw:fill-image draw:name="a170" xlink:href="media/image1.jpeg" xlink:show="embed" xlink:actuate="onLoad"/>
    <draw:fill-image draw:name="a94" xlink:href="media/image1.jpeg" xlink:show="embed" xlink:actuate="onLoad"/>
    <draw:fill-image draw:name="a437" xlink:href="media/image1.jpeg" xlink:show="embed" xlink:actuate="onLoad"/>
    <draw:fill-image draw:name="a0" xlink:href="media/image1.jpeg" xlink:show="embed" xlink:actuate="onLoad"/>
    <draw:fill-image draw:name="a58" xlink:href="media/image1.jpeg" xlink:show="embed" xlink:actuate="onLoad"/>
    <draw:fill-image draw:name="a720" xlink:href="media/image1.jpeg" xlink:show="embed" xlink:actuate="onLoad"/>
    <draw:fill-image draw:name="a586" xlink:href="media/image1.jpeg" xlink:show="embed" xlink:actuate="onLoad"/>
    <draw:fill-image draw:name="a249" xlink:href="media/image1.jpeg" xlink:show="embed" xlink:actuate="onLoad"/>
    <draw:fill-image draw:name="a230" xlink:href="media/image1.jpeg" xlink:show="embed" xlink:actuate="onLoad"/>
    <draw:fill-image draw:name="a533" xlink:href="media/image1.jpeg" xlink:show="embed" xlink:actuate="onLoad"/>
    <draw:fill-image draw:name="a358" xlink:href="media/image1.jpeg" xlink:show="embed" xlink:actuate="onLoad"/>
    <draw:fill-image draw:name="a304" xlink:href="media/image1.jpeg" xlink:show="embed" xlink:actuate="onLoad"/>
    <draw:fill-image draw:name="a699" xlink:href="media/image1.jpeg" xlink:show="embed" xlink:actuate="onLoad"/>
    <draw:fill-image draw:name="a381" xlink:href="media/image1.jpeg" xlink:show="embed" xlink:actuate="onLoad"/>
    <draw:fill-image draw:name="a414" xlink:href="media/image1.jpeg" xlink:show="embed" xlink:actuate="onLoad"/>
    <draw:fill-image draw:name="a35" xlink:href="media/image1.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bitmap" draw:fill-image-name="a5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5" style:parent-style-name="Graphics">
      <style:graphic-properties draw:fill="none" draw:stroke="non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bitmap" draw:fill-image-name="a4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
      <style:drawing-page-properties draw:fill="bitmap" draw:fill-image-name="a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parent-style-name="Graphics">
      <style:graphic-properties draw:fill="none" draw:stroke="non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parent-style-name="Graphics">
      <style:graphic-properties draw:fill="none" draw:stroke="non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
      <style:drawing-page-properties draw:fill="bitmap" draw:fill-image-name="a1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parent-style-name="Graphics">
      <style:graphic-properties draw:fill="none" draw:stroke="non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bitmap" draw:fill-image-name="a3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3" style:parent-style-name="Graphics">
      <style:graphic-properties draw:fill="none" draw:stroke="none"/>
    </style:style>
    <style:style style:family="text" style:name="a33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bitmap" draw:fill-image-name="a2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2" style:parent-style-name="Graphics">
      <style:graphic-properties draw:fill="none" draw:stroke="none"/>
    </style:style>
    <style:style style:family="text" style:name="a23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bitmap" draw:fill-image-name="a3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bitmap" draw:fill-image-name="a2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parent-style-name="Graphics">
      <style:graphic-properties draw:fill="none"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parent-style-name="Graphics">
      <style:graphic-properties draw:fill="none" draw:stroke="non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1">
      <style:drawing-page-properties draw:fill="bitmap" draw:fill-image-name="a4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2" style:parent-style-name="Graphics">
      <style:graphic-properties draw:fill="none" draw:stroke="none"/>
    </style:style>
    <style:style style:family="text" style:name="a47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bitmap" draw:fill-image-name="a2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6" style:parent-style-name="Graphics">
      <style:graphic-properties draw:fill="none" draw:stroke="none"/>
    </style:style>
    <style:style style:family="text" style:name="a267">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bitmap" draw:fill-image-name="a3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parent-style-name="Graphics">
      <style:graphic-properties draw:fill="none" draw:stroke="none"/>
    </style:style>
    <style:style style:family="text" style:name="a384">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7">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bitmap" draw:fill-image-name="a4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9" style:parent-style-name="Graphics">
      <style:graphic-properties draw:fill="none" draw:stroke="none"/>
    </style:style>
    <style:style style:family="drawing-page" style:name="a171">
      <style:drawing-page-properties draw:fill="bitmap" draw:fill-image-name="a1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7" style:parent-style-name="Graphics">
      <style:graphic-properties draw:fill="none" draw:stroke="none"/>
    </style:style>
    <style:style style:family="text" style:name="a3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bitmap" draw:fill-image-name="a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parent-style-name="Graphics">
      <style:graphic-properties draw:fill="none" draw:stroke="non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bitmap" draw:fill-image-name="a3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6" style:parent-style-name="Graphics">
      <style:graphic-properties draw:fill="none" draw:stroke="none"/>
    </style:style>
    <style:style style:family="text" style:name="a307">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5">
      <style:drawing-page-properties draw:fill="bitmap" draw:fill-image-name="a4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parent-style-name="Graphics">
      <style:graphic-properties draw:fill="none" draw:stroke="none"/>
    </style:style>
    <style:style style:family="paragraph" style:name="a7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7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0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4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8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5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9">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8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52">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5" draw:name="Title Placeholder 1" svg:x="0.75in" svg:y="0.66667in" svg:width="11.07986in" svg:height="1.59259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75in" svg:y="2.34259in" svg:width="11.07986in" svg:height="3.9907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9.39377in" svg:y="6.42014in" svg:width="1.75in" svg:height="0.41319in" presentation:class="date-time" presentation:placeholder="false">
        <draw:text-box>
          <text:p text:style-name="a26" text:class-names="" text:cond-style-name=""><text:span text:style-name="a23" text:class-names=""><text:date text:fixed="false" style:data-style-name="a24">10/03/2022</text:date></text:span><text:span text:style-name="a25" text:class-names=""/></text:p>
        </draw:text-box>
        <svg:title/>
        <svg:desc/>
      </draw:frame>
      <draw:frame draw:id="id3" presentation:style-name="a30" draw:name="Footer Placeholder 4" svg:x="0.75in" svg:y="6.42014in" svg:width="8.56043in" svg:height="0.41319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2271in" svg:y="6.42014in" svg:width="0.60276in" svg:height="0.41319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6">
      <draw:frame draw:id="id5" draw:style-name="a37" draw:name="Picture 6" svg:x="0in" svg:y="0in" svg:width="13.32986in" svg:height="7.49805in" style:rel-width="scale" style:rel-height="scale">
        <draw:image xlink:href="media/image2.png" xlink:type="simple" xlink:show="embed" xlink:actuate="onLoad"/>
        <svg:title/>
        <svg:desc>Celestia-R1---OverlayTitleHD.png</svg:desc>
      </draw:frame>
      <draw:frame draw:id="id6" presentation:style-name="a41" draw:name="Title 1" svg:x="4.33333in" svg:y="2.14815in" svg:width="7.87153in" svg:height="2.64815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7" presentation:style-name="a45" draw:name="Subtitle 2" svg:x="4.33333in" svg:y="4.79629in" svg:width="7.87153in" svg:height="1.53704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8" presentation:style-name="a50" draw:name="Date Placeholder 3" svg:x="9.76876in" svg:y="6.42014in" svg:width="1.75in" svg:height="0.41319in" presentation:class="date-time" presentation:placeholder="false">
        <draw:text-box>
          <text:p text:style-name="a49" text:class-names="" text:cond-style-name=""><text:span text:style-name="a46" text:class-names=""><text:date text:fixed="false" style:data-style-name="a47">10/03/2022</text:date></text:span><text:span text:style-name="a48" text:class-names=""/></text:p>
        </draw:text-box>
        <svg:title/>
        <svg:desc/>
      </draw:frame>
      <draw:frame draw:id="id9" presentation:style-name="a53" draw:name="Footer Placeholder 4" svg:x="4.33333in" svg:y="6.42014in" svg:width="5.3521in" svg:height="0.41319in" presentation:class="footer" presentation:placeholder="false">
        <draw:text-box>
          <text:p text:style-name="a52" text:class-names="" text:cond-style-name=""><text:span text:style-name="a51" text:class-names=""/></text:p>
        </draw:text-box>
        <svg:title/>
        <svg:desc/>
      </draw:frame>
      <draw:frame draw:id="id10" presentation:style-name="a57" draw:name="Slide Number Placeholder 5" svg:x="11.6021in" svg:y="6.42014in" svg:width="0.60276in" svg:height="0.41319in" presentation:class="page-number" presentation:placeholder="false">
        <draw:text-box>
          <text:p text:style-name="a56" text:class-names="" text:cond-style-name=""><text:span text:style-name="a54" text:class-names=""><text:page-number style:num-format="1" text:fixed="false"/></text:span><text:span text:style-name="a55" text:class-names=""/></text:p>
        </draw:text-box>
        <svg:title/>
        <svg:desc/>
      </draw:frame>
    </style:master-page>
    <style:master-page style:name="Master1-Layout2-obj-Title-and-Content" style:page-layout-name="pageLayout1" draw:style-name="a59">
      <draw:frame draw:id="id11" draw:style-name="a60" draw:name="Picture 6" svg:x="0in" svg:y="0in" svg:width="13.32986in" svg:height="7.49805in" style:rel-width="scale" style:rel-height="scale">
        <draw:image xlink:href="media/image3.png" xlink:type="simple" xlink:show="embed" xlink:actuate="onLoad"/>
        <svg:title/>
        <svg:desc>Celestia-R1---OverlayContentHD.png</svg:desc>
      </draw:frame>
      <draw:frame draw:id="id12" presentation:style-name="a64" draw:name="Title 1" svg:x="0.75in" svg:y="0.66667in" svg:width="11.07986in" svg:height="1.59259in" presentation:class="title" presentation:placeholder="false">
        <draw:text-box>
          <text:p text:style-name="a63" text:class-names="" text:cond-style-name=""><text:span text:style-name="a61" text:class-names="">Click to edit Master title style</text:span><text:span text:style-name="a62" text:class-names=""/></text:p>
        </draw:text-box>
        <svg:title/>
        <svg:desc/>
      </draw:frame>
      <draw:frame draw:id="id13" presentation:style-name="a81" draw:name="Content Placeholder 2" svg:x="0.75in" svg:y="2.34259in" svg:width="11.07986in" svg:height="3.99074in" presentation:class="object" presentation:placeholder="false">
        <draw:text-box>
          <text:list text:style-name="a67">
            <text:list-item>
              <text:p text:style-name="a66" text:class-names="" text:cond-style-name=""><text:span text:style-name="a65" text:class-names="">Click to 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7" text:class-names="">Fifth level</text:span><text:span text:style-name="a78" text:class-names=""/></text:p>
                            </text:list-item>
                          </text:list>
                        </text:list-item>
                      </text:list>
                    </text:list-item>
                  </text:list>
                </text:list-item>
              </text:list>
            </text:list-item>
          </text:list>
        </draw:text-box>
        <svg:title/>
        <svg:desc/>
      </draw:frame>
      <draw:frame draw:id="id14" presentation:style-name="a86" draw:name="Date Placeholder 3" svg:x="9.39377in" svg:y="6.42014in" svg:width="1.75in" svg:height="0.41319in" presentation:class="date-time" presentation:placeholder="false">
        <draw:text-box>
          <text:p text:style-name="a85" text:class-names="" text:cond-style-name=""><text:span text:style-name="a82" text:class-names=""><text:date text:fixed="false" style:data-style-name="a83">10/03/2022</text:date></text:span><text:span text:style-name="a84" text:class-names=""/></text:p>
        </draw:text-box>
        <svg:title/>
        <svg:desc/>
      </draw:frame>
      <draw:frame draw:id="id15" presentation:style-name="a89" draw:name="Footer Placeholder 4" svg:x="0.75in" svg:y="6.42014in" svg:width="8.56043in" svg:height="0.41319in" presentation:class="footer" presentation:placeholder="false">
        <draw:text-box>
          <text:p text:style-name="a88" text:class-names="" text:cond-style-name=""><text:span text:style-name="a87" text:class-names=""/></text:p>
        </draw:text-box>
        <svg:title/>
        <svg:desc/>
      </draw:frame>
      <draw:frame draw:id="id16" presentation:style-name="a93" draw:name="Slide Number Placeholder 5" svg:x="11.2271in" svg:y="6.42014in" svg:width="0.60276in" svg:height="0.41319in" presentation:class="page-number" presentation:placeholder="false">
        <draw:text-box>
          <text:p text:style-name="a92" text:class-names="" text:cond-style-name=""><text:span text:style-name="a90" text:class-names=""><text:page-number style:num-format="1" text:fixed="false"/></text:span><text:span text:style-name="a91" text:class-names=""/></text:p>
        </draw:text-box>
        <svg:title/>
        <svg:desc/>
      </draw:frame>
    </style:master-page>
    <style:master-page style:name="Master1-Layout3-secHead-Section-Header" style:page-layout-name="pageLayout1" draw:style-name="a95">
      <draw:frame draw:id="id17" draw:style-name="a96" draw:name="Picture 6" svg:x="0in" svg:y="0in" svg:width="13.32986in" svg:height="7.49805in" style:rel-width="scale" style:rel-height="scale">
        <draw:image xlink:href="media/image3.png" xlink:type="simple" xlink:show="embed" xlink:actuate="onLoad"/>
        <svg:title/>
        <svg:desc>Celestia-R1---OverlayContentHD.png</svg:desc>
      </draw:frame>
      <draw:frame draw:id="id18" presentation:style-name="a100" draw:name="Title 1" svg:x="0.75in" svg:y="3.61831in" svg:width="11.07986in" svg:height="1.6063in" presentation:class="title" presentation:placeholder="false">
        <draw:text-box>
          <text:p text:style-name="a99" text:class-names="" text:cond-style-name=""><text:span text:style-name="a97" text:class-names="">Click to edit Master title style</text:span><text:span text:style-name="a98" text:class-names=""/></text:p>
        </draw:text-box>
        <svg:title/>
        <svg:desc/>
      </draw:frame>
      <draw:frame draw:id="id19" presentation:style-name="a104" draw:name="Text Placeholder 2" svg:x="0.75in" svg:y="5.22461in" svg:width="11.07986in" svg:height="0.94094in" presentation:class="outline" presentation:placeholder="false">
        <draw:text-box>
          <text:list text:style-name="a103">
            <text:list-item>
              <text:p text:style-name="a102" text:class-names="" text:cond-style-name=""><text:span text:style-name="a101" text:class-names="">Click to edit Master text styles</text:span></text:p>
            </text:list-item>
          </text:list>
        </draw:text-box>
        <svg:title/>
        <svg:desc/>
      </draw:frame>
      <draw:frame draw:id="id20" presentation:style-name="a109" draw:name="Date Placeholder 3" svg:x="9.39377in" svg:y="6.42014in" svg:width="1.75in" svg:height="0.41319in" presentation:class="date-time" presentation:placeholder="false">
        <draw:text-box>
          <text:p text:style-name="a108" text:class-names="" text:cond-style-name=""><text:span text:style-name="a105" text:class-names=""><text:date text:fixed="false" style:data-style-name="a106">10/03/2022</text:date></text:span><text:span text:style-name="a107" text:class-names=""/></text:p>
        </draw:text-box>
        <svg:title/>
        <svg:desc/>
      </draw:frame>
      <draw:frame draw:id="id21" presentation:style-name="a112" draw:name="Footer Placeholder 4" svg:x="0.75in" svg:y="6.42014in" svg:width="8.56043in" svg:height="0.41319in" presentation:class="footer" presentation:placeholder="false">
        <draw:text-box>
          <text:p text:style-name="a111" text:class-names="" text:cond-style-name=""><text:span text:style-name="a110" text:class-names=""/></text:p>
        </draw:text-box>
        <svg:title/>
        <svg:desc/>
      </draw:frame>
      <draw:frame draw:id="id22" presentation:style-name="a116" draw:name="Slide Number Placeholder 5" svg:x="11.2271in" svg:y="6.42014in" svg:width="0.60276in" svg:height="0.41319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style:master-page>
    <style:master-page style:name="Master1-Layout4-twoObj-Two-Content" style:page-layout-name="pageLayout1" draw:style-name="a118">
      <draw:frame draw:id="id23" draw:style-name="a119" draw:name="Picture 7" svg:x="0in" svg:y="0in" svg:width="13.32986in" svg:height="7.49805in" style:rel-width="scale" style:rel-height="scale">
        <draw:image xlink:href="media/image3.png" xlink:type="simple" xlink:show="embed" xlink:actuate="onLoad"/>
        <svg:title/>
        <svg:desc>Celestia-R1---OverlayContentHD.png</svg:desc>
      </draw:frame>
      <draw:frame draw:id="id24" presentation:style-name="a123" draw:name="Title 1" svg:x="0.75in" svg:y="0.66667in" svg:width="11.07986in" svg:height="1.59259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5" presentation:style-name="a140" draw:name="Content Placeholder 2" svg:x="0.75in" svg:y="2.34259in" svg:width="5.46296in" svg:height="3.99074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6" presentation:style-name="a157" draw:name="Content Placeholder 3" svg:x="6.3669in" svg:y="2.34259in" svg:width="5.46296in" svg:height="3.99074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27" presentation:style-name="a162" draw:name="Date Placeholder 4" svg:x="9.39377in" svg:y="6.42014in" svg:width="1.75in" svg:height="0.41319in" presentation:class="date-time" presentation:placeholder="false">
        <draw:text-box>
          <text:p text:style-name="a161" text:class-names="" text:cond-style-name=""><text:span text:style-name="a158" text:class-names=""><text:date text:fixed="false" style:data-style-name="a159">10/03/2022</text:date></text:span><text:span text:style-name="a160" text:class-names=""/></text:p>
        </draw:text-box>
        <svg:title/>
        <svg:desc/>
      </draw:frame>
      <draw:frame draw:id="id28" presentation:style-name="a165" draw:name="Footer Placeholder 5" svg:x="0.75in" svg:y="6.42014in" svg:width="8.56043in" svg:height="0.41319in" presentation:class="footer" presentation:placeholder="false">
        <draw:text-box>
          <text:p text:style-name="a164" text:class-names="" text:cond-style-name=""><text:span text:style-name="a163" text:class-names=""/></text:p>
        </draw:text-box>
        <svg:title/>
        <svg:desc/>
      </draw:frame>
      <draw:frame draw:id="id29" presentation:style-name="a169" draw:name="Slide Number Placeholder 6" svg:x="11.2271in" svg:y="6.42014in" svg:width="0.60276in" svg:height="0.41319in" presentation:class="page-number" presentation:placeholder="false">
        <draw:text-box>
          <text:p text:style-name="a168" text:class-names="" text:cond-style-name=""><text:span text:style-name="a166" text:class-names=""><text:page-number style:num-format="1" text:fixed="false"/></text:span><text:span text:style-name="a167" text:class-names=""/></text:p>
        </draw:text-box>
        <svg:title/>
        <svg:desc/>
      </draw:frame>
    </style:master-page>
    <style:master-page style:name="Master1-Layout5-twoTxTwoObj-Comparison" style:page-layout-name="pageLayout1" draw:style-name="a171">
      <draw:frame draw:id="id30" presentation:style-name="a175" draw:name="Title 1" svg:x="0.75in" svg:y="0.66667in" svg:width="11.07986in" svg:height="1.59259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31" presentation:style-name="a179" draw:name="Text Placeholder 2" svg:x="1.06482in" svg:y="2.42593in" svg:width="5.14988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32" presentation:style-name="a196" draw:name="Content Placeholder 3" svg:x="0.75in" svg:y="3.13889in" svg:width="5.4647in" svg:height="3.19444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33" presentation:style-name="a200" draw:name="Text Placeholder 4" svg:x="6.66667in" svg:y="2.43519in" svg:width="5.16493in" svg:height="0.63021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34" presentation:style-name="a217" draw:name="Content Placeholder 5" svg:x="6.36864in" svg:y="3.13889in" svg:width="5.46296in" svg:height="3.19444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35" presentation:style-name="a222" draw:name="Date Placeholder 6" svg:x="9.39377in" svg:y="6.42014in" svg:width="1.75in" svg:height="0.41319in" presentation:class="date-time" presentation:placeholder="false">
        <draw:text-box>
          <text:p text:style-name="a221" text:class-names="" text:cond-style-name=""><text:span text:style-name="a218" text:class-names=""><text:date text:fixed="false" style:data-style-name="a219">10/03/2022</text:date></text:span><text:span text:style-name="a220" text:class-names=""/></text:p>
        </draw:text-box>
        <svg:title/>
        <svg:desc/>
      </draw:frame>
      <draw:frame draw:id="id36" presentation:style-name="a225" draw:name="Footer Placeholder 7" svg:x="0.75in" svg:y="6.42014in" svg:width="8.56043in" svg:height="0.41319in" presentation:class="footer" presentation:placeholder="false">
        <draw:text-box>
          <text:p text:style-name="a224" text:class-names="" text:cond-style-name=""><text:span text:style-name="a223" text:class-names=""/></text:p>
        </draw:text-box>
        <svg:title/>
        <svg:desc/>
      </draw:frame>
      <draw:frame draw:id="id37" presentation:style-name="a229" draw:name="Slide Number Placeholder 8" svg:x="11.2271in" svg:y="6.42014in" svg:width="0.60276in" svg:height="0.41319in" presentation:class="page-number" presentation:placeholder="false">
        <draw:text-box>
          <text:p text:style-name="a228" text:class-names="" text:cond-style-name=""><text:span text:style-name="a226" text:class-names=""><text:page-number style:num-format="1" text:fixed="false"/></text:span><text:span text:style-name="a227" text:class-names=""/></text:p>
        </draw:text-box>
        <svg:title/>
        <svg:desc/>
      </draw:frame>
    </style:master-page>
    <style:master-page style:name="Master1-Layout6-titleOnly-Title-Only" style:page-layout-name="pageLayout1" draw:style-name="a231">
      <draw:frame draw:id="id38" draw:style-name="a232" draw:name="Picture 5" svg:x="0in" svg:y="0in" svg:width="13.32986in" svg:height="7.49805in" style:rel-width="scale" style:rel-height="scale">
        <draw:image xlink:href="media/image3.png" xlink:type="simple" xlink:show="embed" xlink:actuate="onLoad"/>
        <svg:title/>
        <svg:desc>Celestia-R1---OverlayContentHD.png</svg:desc>
      </draw:frame>
      <draw:frame draw:id="id39" presentation:style-name="a236" draw:name="Title 1" svg:x="0.75in" svg:y="0.66667in" svg:width="11.07986in" svg:height="1.59259in" presentation:class="title" presentation:placeholder="false">
        <draw:text-box>
          <text:p text:style-name="a235" text:class-names="" text:cond-style-name=""><text:span text:style-name="a233" text:class-names="">Click to edit Master title style</text:span><text:span text:style-name="a234" text:class-names=""/></text:p>
        </draw:text-box>
        <svg:title/>
        <svg:desc/>
      </draw:frame>
      <draw:frame draw:id="id40" presentation:style-name="a241" draw:name="Date Placeholder 2" svg:x="9.39377in" svg:y="6.42014in" svg:width="1.75in" svg:height="0.41319in" presentation:class="date-time" presentation:placeholder="false">
        <draw:text-box>
          <text:p text:style-name="a240" text:class-names="" text:cond-style-name=""><text:span text:style-name="a237" text:class-names=""><text:date text:fixed="false" style:data-style-name="a238">10/03/2022</text:date></text:span><text:span text:style-name="a239" text:class-names=""/></text:p>
        </draw:text-box>
        <svg:title/>
        <svg:desc/>
      </draw:frame>
      <draw:frame draw:id="id41" presentation:style-name="a244" draw:name="Footer Placeholder 3" svg:x="0.75in" svg:y="6.42014in" svg:width="8.56043in" svg:height="0.41319in" presentation:class="footer" presentation:placeholder="false">
        <draw:text-box>
          <text:p text:style-name="a243" text:class-names="" text:cond-style-name=""><text:span text:style-name="a242" text:class-names=""/></text:p>
        </draw:text-box>
        <svg:title/>
        <svg:desc/>
      </draw:frame>
      <draw:frame draw:id="id42" presentation:style-name="a248" draw:name="Slide Number Placeholder 4" svg:x="11.2271in" svg:y="6.42014in" svg:width="0.60276in" svg:height="0.41319in" presentation:class="page-number" presentation:placeholder="false">
        <draw:text-box>
          <text:p text:style-name="a247" text:class-names="" text:cond-style-name=""><text:span text:style-name="a245" text:class-names=""><text:page-number style:num-format="1" text:fixed="false"/></text:span><text:span text:style-name="a246" text:class-names=""/></text:p>
        </draw:text-box>
        <svg:title/>
        <svg:desc/>
      </draw:frame>
    </style:master-page>
    <style:master-page style:name="Master1-Layout7-blank-Blank" style:page-layout-name="pageLayout1" draw:style-name="a250">
      <draw:frame draw:id="id43" draw:style-name="a251" draw:name="Picture 4" svg:x="0in" svg:y="0in" svg:width="13.32986in" svg:height="7.49805in" style:rel-width="scale" style:rel-height="scale">
        <draw:image xlink:href="media/image3.png" xlink:type="simple" xlink:show="embed" xlink:actuate="onLoad"/>
        <svg:title/>
        <svg:desc>Celestia-R1---OverlayContentHD.png</svg:desc>
      </draw:frame>
      <draw:frame draw:id="id44" presentation:style-name="a256" draw:name="Date Placeholder 1" svg:x="9.39377in" svg:y="6.42014in" svg:width="1.75in" svg:height="0.41319in" presentation:class="date-time" presentation:placeholder="false">
        <draw:text-box>
          <text:p text:style-name="a255" text:class-names="" text:cond-style-name=""><text:span text:style-name="a252" text:class-names=""><text:date text:fixed="false" style:data-style-name="a253">10/03/2022</text:date></text:span><text:span text:style-name="a254" text:class-names=""/></text:p>
        </draw:text-box>
        <svg:title/>
        <svg:desc/>
      </draw:frame>
      <draw:frame draw:id="id45" presentation:style-name="a259" draw:name="Footer Placeholder 2" svg:x="0.75in" svg:y="6.42014in" svg:width="8.56043in" svg:height="0.41319in" presentation:class="footer" presentation:placeholder="false">
        <draw:text-box>
          <text:p text:style-name="a258" text:class-names="" text:cond-style-name=""><text:span text:style-name="a257" text:class-names=""/></text:p>
        </draw:text-box>
        <svg:title/>
        <svg:desc/>
      </draw:frame>
      <draw:frame draw:id="id46" presentation:style-name="a263" draw:name="Slide Number Placeholder 3" svg:x="11.2271in" svg:y="6.42014in" svg:width="0.60276in" svg:height="0.41319in" presentation:class="page-number" presentation:placeholder="false">
        <draw:text-box>
          <text:p text:style-name="a262" text:class-names="" text:cond-style-name=""><text:span text:style-name="a260" text:class-names=""><text:page-number style:num-format="1" text:fixed="false"/></text:span><text:span text:style-name="a261" text:class-names=""/></text:p>
        </draw:text-box>
        <svg:title/>
        <svg:desc/>
      </draw:frame>
    </style:master-page>
    <style:master-page style:name="Master1-Layout8-objTx-Content-with-Caption" style:page-layout-name="pageLayout1" draw:style-name="a265">
      <draw:frame draw:id="id47" draw:style-name="a266" draw:name="Picture 7" svg:x="0in" svg:y="0in" svg:width="13.32986in" svg:height="7.49805in" style:rel-width="scale" style:rel-height="scale">
        <draw:image xlink:href="media/image3.png" xlink:type="simple" xlink:show="embed" xlink:actuate="onLoad"/>
        <svg:title/>
        <svg:desc>Celestia-R1---OverlayContentHD.png</svg:desc>
      </draw:frame>
      <draw:frame draw:id="id48" presentation:style-name="a270" draw:name="Title 1" svg:x="0.75in" svg:y="2.26852in" svg:width="4.02546in" svg:height="1.5in" presentation:class="title" presentation:placeholder="false">
        <draw:text-box>
          <text:p text:style-name="a269" text:class-names="" text:cond-style-name=""><text:span text:style-name="a267" text:class-names="">Click to edit Master title style</text:span><text:span text:style-name="a268" text:class-names=""/></text:p>
        </draw:text-box>
        <svg:title/>
        <svg:desc/>
      </draw:frame>
      <draw:frame draw:id="id49" presentation:style-name="a287" draw:name="Content Placeholder 2" svg:x="5.08333in" svg:y="0.66667in" svg:width="6.74653in" svg:height="5.66667in" presentation:class="object" presentation:placeholder="false">
        <draw:text-box>
          <text:list text:style-name="a273">
            <text:list-item>
              <text:p text:style-name="a272" text:class-names="" text:cond-style-name=""><text:span text:style-name="a271" text:class-names="">Click to edit Master text styles</text:span></text:p>
            </text:list-item>
          </text:list>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3" text:class-names="">Fifth level</text:span><text:span text:style-name="a284" text:class-names=""/></text:p>
                            </text:list-item>
                          </text:list>
                        </text:list-item>
                      </text:list>
                    </text:list-item>
                  </text:list>
                </text:list-item>
              </text:list>
            </text:list-item>
          </text:list>
        </draw:text-box>
        <svg:title/>
        <svg:desc/>
      </draw:frame>
      <draw:frame draw:id="id50" presentation:style-name="a291" draw:name="Text Placeholder 3" svg:x="0.75in" svg:y="3.76852in" svg:width="4.02546in" svg:height="2in" presentation:class="outline" presentation:placeholder="false">
        <draw:text-box>
          <text:list text:style-name="a290">
            <text:list-item>
              <text:p text:style-name="a289" text:class-names="" text:cond-style-name=""><text:span text:style-name="a288" text:class-names="">Click to edit Master text styles</text:span></text:p>
            </text:list-item>
          </text:list>
        </draw:text-box>
        <svg:title/>
        <svg:desc/>
      </draw:frame>
      <draw:frame draw:id="id51" presentation:style-name="a296" draw:name="Date Placeholder 4" svg:x="9.39377in" svg:y="6.42014in" svg:width="1.75in" svg:height="0.41319in" presentation:class="date-time" presentation:placeholder="false">
        <draw:text-box>
          <text:p text:style-name="a295" text:class-names="" text:cond-style-name=""><text:span text:style-name="a292" text:class-names=""><text:date text:fixed="false" style:data-style-name="a293">10/03/2022</text:date></text:span><text:span text:style-name="a294" text:class-names=""/></text:p>
        </draw:text-box>
        <svg:title/>
        <svg:desc/>
      </draw:frame>
      <draw:frame draw:id="id52" presentation:style-name="a299" draw:name="Footer Placeholder 5" svg:x="0.75in" svg:y="6.42014in" svg:width="8.56043in" svg:height="0.41319in" presentation:class="footer" presentation:placeholder="false">
        <draw:text-box>
          <text:p text:style-name="a298" text:class-names="" text:cond-style-name=""><text:span text:style-name="a297" text:class-names=""/></text:p>
        </draw:text-box>
        <svg:title/>
        <svg:desc/>
      </draw:frame>
      <draw:frame draw:id="id53" presentation:style-name="a303" draw:name="Slide Number Placeholder 6" svg:x="11.2271in" svg:y="6.42014in" svg:width="0.60276in" svg:height="0.41319in" presentation:class="page-number" presentation:placeholder="false">
        <draw:text-box>
          <text:p text:style-name="a302" text:class-names="" text:cond-style-name=""><text:span text:style-name="a300" text:class-names=""><text:page-number style:num-format="1" text:fixed="false"/></text:span><text:span text:style-name="a301" text:class-names=""/></text:p>
        </draw:text-box>
        <svg:title/>
        <svg:desc/>
      </draw:frame>
    </style:master-page>
    <style:master-page style:name="Master1-Layout9-picTx-Picture-with-Caption" style:page-layout-name="pageLayout1" draw:style-name="a305">
      <draw:frame draw:id="id54" draw:style-name="a306" draw:name="Picture 7" svg:x="0in" svg:y="0in" svg:width="13.32986in" svg:height="7.49805in" style:rel-width="scale" style:rel-height="scale">
        <draw:image xlink:href="media/image3.png" xlink:type="simple" xlink:show="embed" xlink:actuate="onLoad"/>
        <svg:title/>
        <svg:desc>Celestia-R1---OverlayContentHD.png</svg:desc>
      </draw:frame>
      <draw:frame draw:id="id55" presentation:style-name="a310" draw:name="Title 1" svg:x="0.75in" svg:y="1.75in" svg:width="6.74175in" svg:height="1.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56" presentation:style-name="a314" draw:name="Picture Placeholder 2" svg:x="8.24175in" svg:y="1in" svg:width="3.58812in" svg:height="5in" presentation:class="graphic" presentation:placeholder="false">
        <draw:text-box>
          <text:p text:style-name="a313" text:class-names="" text:cond-style-name=""><text:span text:style-name="a311" text:class-names="">Click icon to add picture</text:span><text:span text:style-name="a312" text:class-names=""/></text:p>
        </draw:text-box>
        <svg:title/>
        <svg:desc/>
      </draw:frame>
      <draw:frame draw:id="id57" presentation:style-name="a318" draw:name="Text Placeholder 3" svg:x="0.75in" svg:y="3.25in" svg:width="6.74175in" svg:height="2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58" presentation:style-name="a323" draw:name="Date Placeholder 4" svg:x="9.39377in" svg:y="6.42014in" svg:width="1.75in" svg:height="0.41319in" presentation:class="date-time" presentation:placeholder="false">
        <draw:text-box>
          <text:p text:style-name="a322" text:class-names="" text:cond-style-name=""><text:span text:style-name="a319" text:class-names=""><text:date text:fixed="false" style:data-style-name="a320">10/03/2022</text:date></text:span><text:span text:style-name="a321" text:class-names=""/></text:p>
        </draw:text-box>
        <svg:title/>
        <svg:desc/>
      </draw:frame>
      <draw:frame draw:id="id59" presentation:style-name="a326" draw:name="Footer Placeholder 5" svg:x="0.75in" svg:y="6.42014in" svg:width="8.56043in" svg:height="0.41319in" presentation:class="footer" presentation:placeholder="false">
        <draw:text-box>
          <text:p text:style-name="a325" text:class-names="" text:cond-style-name=""><text:span text:style-name="a324" text:class-names=""/></text:p>
        </draw:text-box>
        <svg:title/>
        <svg:desc/>
      </draw:frame>
      <draw:frame draw:id="id60" presentation:style-name="a330" draw:name="Slide Number Placeholder 6" svg:x="11.2271in" svg:y="6.42014in" svg:width="0.60276in" svg:height="0.41319in" presentation:class="page-number" presentation:placeholder="false">
        <draw:text-box>
          <text:p text:style-name="a329" text:class-names="" text:cond-style-name=""><text:span text:style-name="a327" text:class-names=""><text:page-number style:num-format="1" text:fixed="false"/></text:span><text:span text:style-name="a328" text:class-names=""/></text:p>
        </draw:text-box>
        <svg:title/>
        <svg:desc/>
      </draw:frame>
    </style:master-page>
    <style:master-page style:name="Master1-Layout10-cust-Panoramic-Picture-with-Caption" style:page-layout-name="pageLayout1" draw:style-name="a332">
      <draw:frame draw:id="id61" draw:style-name="a333" draw:name="Picture 7" svg:x="0in" svg:y="0in" svg:width="13.32986in" svg:height="7.49805in" style:rel-width="scale" style:rel-height="scale">
        <draw:image xlink:href="media/image3.png" xlink:type="simple" xlink:show="embed" xlink:actuate="onLoad"/>
        <svg:title/>
        <svg:desc>Celestia-R1---OverlayContentHD.png</svg:desc>
      </draw:frame>
      <draw:frame draw:id="id62" presentation:style-name="a337" draw:name="Title 1" svg:x="0.75in" svg:y="5.17592in" svg:width="11.07986in" svg:height="0.61979in" presentation:class="title" presentation:placeholder="false">
        <draw:text-box>
          <text:p text:style-name="a336" text:class-names="" text:cond-style-name=""><text:span text:style-name="a334" text:class-names="">Click to edit Master title style</text:span><text:span text:style-name="a335" text:class-names=""/></text:p>
        </draw:text-box>
        <svg:title/>
        <svg:desc/>
      </draw:frame>
      <draw:frame draw:id="id63" presentation:style-name="a341" draw:name="Picture Placeholder 2" svg:x="1.5in" svg:y="1.01937in" svg:width="9.57986in" svg:height="3.46126in" presentation:class="graphic" presentation:placeholder="false">
        <draw:text-box>
          <text:p text:style-name="a340" text:class-names="" text:cond-style-name=""><text:span text:style-name="a338" text:class-names="">Click icon to add picture</text:span><text:span text:style-name="a339" text:class-names=""/></text:p>
        </draw:text-box>
        <svg:title/>
        <svg:desc/>
      </draw:frame>
      <draw:frame draw:id="id64" presentation:style-name="a345" draw:name="Text Placeholder 3" svg:x="0.75in" svg:y="5.79572in" svg:width="11.07986in" svg:height="0.53993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65" presentation:style-name="a350" draw:name="Date Placeholder 4" svg:x="9.39377in" svg:y="6.42014in" svg:width="1.75in" svg:height="0.41319in" presentation:class="date-time" presentation:placeholder="false">
        <draw:text-box>
          <text:p text:style-name="a349" text:class-names="" text:cond-style-name=""><text:span text:style-name="a346" text:class-names=""><text:date text:fixed="false" style:data-style-name="a347">10/03/2022</text:date></text:span><text:span text:style-name="a348" text:class-names=""/></text:p>
        </draw:text-box>
        <svg:title/>
        <svg:desc/>
      </draw:frame>
      <draw:frame draw:id="id66" presentation:style-name="a353" draw:name="Footer Placeholder 5" svg:x="0.75in" svg:y="6.42014in" svg:width="8.56043in" svg:height="0.41319in" presentation:class="footer" presentation:placeholder="false">
        <draw:text-box>
          <text:p text:style-name="a352" text:class-names="" text:cond-style-name=""><text:span text:style-name="a351" text:class-names=""/></text:p>
        </draw:text-box>
        <svg:title/>
        <svg:desc/>
      </draw:frame>
      <draw:frame draw:id="id67" presentation:style-name="a357" draw:name="Slide Number Placeholder 6" svg:x="11.2271in" svg:y="6.42014in" svg:width="0.60276in" svg:height="0.41319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style:master-page>
    <style:master-page style:name="Master1-Layout11-cust-Title-and-Caption" style:page-layout-name="pageLayout1" draw:style-name="a359">
      <draw:frame draw:id="id68" draw:style-name="a360" draw:name="Picture 6" svg:x="0in" svg:y="0in" svg:width="13.32986in" svg:height="7.49805in" style:rel-width="scale" style:rel-height="scale">
        <draw:image xlink:href="media/image3.png" xlink:type="simple" xlink:show="embed" xlink:actuate="onLoad"/>
        <svg:title/>
        <svg:desc>Celestia-R1---OverlayContentHD.png</svg:desc>
      </draw:frame>
      <draw:frame draw:id="id69" presentation:style-name="a364" draw:name="Title 1" svg:x="0.75in" svg:y="0.66667in" svg:width="11.07986in" svg:height="3.41667in" presentation:class="title" presentation:placeholder="false">
        <draw:text-box>
          <text:p text:style-name="a363" text:class-names="" text:cond-style-name=""><text:span text:style-name="a361" text:class-names="">Click to edit Master title style</text:span><text:span text:style-name="a362" text:class-names=""/></text:p>
        </draw:text-box>
        <svg:title/>
        <svg:desc/>
      </draw:frame>
      <draw:frame draw:id="id70" presentation:style-name="a368" draw:name="Text Placeholder 2" svg:x="0.75in" svg:y="4.75in" svg:width="11.07986in" svg:height="1.58333in" presentation:class="outline" presentation:placeholder="false">
        <draw:text-box>
          <text:list text:style-name="a367">
            <text:list-item>
              <text:p text:style-name="a366" text:class-names="" text:cond-style-name=""><text:span text:style-name="a365" text:class-names="">Click to edit Master text styles</text:span></text:p>
            </text:list-item>
          </text:list>
        </draw:text-box>
        <svg:title/>
        <svg:desc/>
      </draw:frame>
      <draw:frame draw:id="id71" presentation:style-name="a373" draw:name="Date Placeholder 3" svg:x="9.39377in" svg:y="6.42014in" svg:width="1.75in" svg:height="0.41319in" presentation:class="date-time" presentation:placeholder="false">
        <draw:text-box>
          <text:p text:style-name="a372" text:class-names="" text:cond-style-name=""><text:span text:style-name="a369" text:class-names=""><text:date text:fixed="false" style:data-style-name="a370">10/03/2022</text:date></text:span><text:span text:style-name="a371" text:class-names=""/></text:p>
        </draw:text-box>
        <svg:title/>
        <svg:desc/>
      </draw:frame>
      <draw:frame draw:id="id72" presentation:style-name="a376" draw:name="Footer Placeholder 4" svg:x="0.75in" svg:y="6.42014in" svg:width="8.56043in" svg:height="0.41319in" presentation:class="footer" presentation:placeholder="false">
        <draw:text-box>
          <text:p text:style-name="a375" text:class-names="" text:cond-style-name=""><text:span text:style-name="a374" text:class-names=""/></text:p>
        </draw:text-box>
        <svg:title/>
        <svg:desc/>
      </draw:frame>
      <draw:frame draw:id="id73" presentation:style-name="a380" draw:name="Slide Number Placeholder 5" svg:x="11.2271in" svg:y="6.42014in" svg:width="0.60276in" svg:height="0.41319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style:master-page>
    <style:master-page style:name="Master1-Layout12-cust-Quote-with-Caption" style:page-layout-name="pageLayout1" draw:style-name="a382">
      <draw:frame draw:id="id74" draw:style-name="a383" draw:name="Picture 15" svg:x="0in" svg:y="0in" svg:width="13.32986in" svg:height="7.49805in" style:rel-width="scale" style:rel-height="scale">
        <draw:image xlink:href="media/image3.png" xlink:type="simple" xlink:show="embed" xlink:actuate="onLoad"/>
        <svg:title/>
        <svg:desc>Celestia-R1---OverlayContentHD.png</svg:desc>
      </draw:frame>
      <draw:frame draw:id="id75" draw:style-name="a386" draw:name="TextBox 14" svg:x="11.19627in" svg:y="3in" svg:width="0.66667in" svg:height="0.63952in">
        <draw:text-box>
          <text:p text:style-name="a385" text:class-names="" text:cond-style-name=""><text:span text:style-name="a384" text:class-names="">”</text:span></text:p>
        </draw:text-box>
        <svg:title/>
        <svg:desc/>
      </draw:frame>
      <draw:frame draw:id="id76" draw:style-name="a389" draw:name="TextBox 10" svg:x="0.53398in" svg:y="0.90041in" svg:width="0.66667in" svg:height="0.63952in">
        <draw:text-box>
          <text:p text:style-name="a388" text:class-names="" text:cond-style-name=""><text:span text:style-name="a387" text:class-names="">“</text:span></text:p>
        </draw:text-box>
        <svg:title/>
        <svg:desc/>
      </draw:frame>
      <draw:frame draw:id="id77" presentation:style-name="a393" draw:name="Title 1" svg:x="1.08516in" svg:y="0.66667in" svg:width="10.44444in" svg:height="3in" presentation:class="title" presentation:placeholder="false">
        <draw:text-box>
          <text:p text:style-name="a392" text:class-names="" text:cond-style-name=""><text:span text:style-name="a390" text:class-names="">Click to edit Master title style</text:span><text:span text:style-name="a391" text:class-names=""/></text:p>
        </draw:text-box>
        <svg:title/>
        <svg:desc/>
      </draw:frame>
      <draw:frame draw:id="id78" presentation:style-name="a397" draw:name="Text Placeholder 9" svg:x="1.20065in" svg:y="3.66667in" svg:width="10.21346in" svg:height="0.41667in" presentation:class="outline" presentation:placeholder="false">
        <draw:text-box>
          <text:list text:style-name="a396">
            <text:list-item>
              <text:p text:style-name="a395" text:class-names="" text:cond-style-name=""><text:span text:style-name="a394" text:class-names="">Click to edit Master text styles</text:span></text:p>
            </text:list-item>
          </text:list>
        </draw:text-box>
        <svg:title/>
        <svg:desc/>
      </draw:frame>
      <draw:frame draw:id="id79" presentation:style-name="a401" draw:name="Text Placeholder 2" svg:x="0.75182in" svg:y="4.75in" svg:width="11.10276in" svg:height="1.58333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80" presentation:style-name="a406" draw:name="Date Placeholder 3" svg:x="9.39377in" svg:y="6.42014in" svg:width="1.75in" svg:height="0.41319in" presentation:class="date-time" presentation:placeholder="false">
        <draw:text-box>
          <text:p text:style-name="a405" text:class-names="" text:cond-style-name=""><text:span text:style-name="a402" text:class-names=""><text:date text:fixed="false" style:data-style-name="a403">10/03/2022</text:date></text:span><text:span text:style-name="a404" text:class-names=""/></text:p>
        </draw:text-box>
        <svg:title/>
        <svg:desc/>
      </draw:frame>
      <draw:frame draw:id="id81" presentation:style-name="a409" draw:name="Footer Placeholder 4" svg:x="0.75in" svg:y="6.42014in" svg:width="8.56043in" svg:height="0.41319in" presentation:class="footer" presentation:placeholder="false">
        <draw:text-box>
          <text:p text:style-name="a408" text:class-names="" text:cond-style-name=""><text:span text:style-name="a407" text:class-names=""/></text:p>
        </draw:text-box>
        <svg:title/>
        <svg:desc/>
      </draw:frame>
      <draw:frame draw:id="id82" presentation:style-name="a413" draw:name="Slide Number Placeholder 5" svg:x="11.2271in" svg:y="6.42014in" svg:width="0.60276in" svg:height="0.41319in" presentation:class="page-number" presentation:placeholder="false">
        <draw:text-box>
          <text:p text:style-name="a412" text:class-names="" text:cond-style-name=""><text:span text:style-name="a410" text:class-names=""><text:page-number style:num-format="1" text:fixed="false"/></text:span><text:span text:style-name="a411" text:class-names=""/></text:p>
        </draw:text-box>
        <svg:title/>
        <svg:desc/>
      </draw:frame>
    </style:master-page>
    <style:master-page style:name="Master1-Layout13-cust-Name-Card" style:page-layout-name="pageLayout1" draw:style-name="a415">
      <draw:frame draw:id="id83" draw:style-name="a416" draw:name="Picture 7" svg:x="0in" svg:y="0in" svg:width="13.32986in" svg:height="7.49805in" style:rel-width="scale" style:rel-height="scale">
        <draw:image xlink:href="media/image3.png" xlink:type="simple" xlink:show="embed" xlink:actuate="onLoad"/>
        <svg:title/>
        <svg:desc>Celestia-R1---OverlayContentHD.png</svg:desc>
      </draw:frame>
      <draw:frame draw:id="id84" presentation:style-name="a420" draw:name="Title 1" svg:x="0.75in" svg:y="3.61831in" svg:width="11.07986in" svg:height="1.6063in" presentation:class="title" presentation:placeholder="false">
        <draw:text-box>
          <text:p text:style-name="a419" text:class-names="" text:cond-style-name=""><text:span text:style-name="a417" text:class-names="">Click to edit Master title style</text:span><text:span text:style-name="a418" text:class-names=""/></text:p>
        </draw:text-box>
        <svg:title/>
        <svg:desc/>
      </draw:frame>
      <draw:frame draw:id="id85" presentation:style-name="a424" draw:name="Text Placeholder 2" svg:x="0.75in" svg:y="5.22461in" svg:width="11.07986in" svg:height="0.94094in" presentation:class="outline" presentation:placeholder="false">
        <draw:text-box>
          <text:list text:style-name="a423">
            <text:list-item>
              <text:p text:style-name="a422" text:class-names="" text:cond-style-name=""><text:span text:style-name="a421" text:class-names="">Click to edit Master text styles</text:span></text:p>
            </text:list-item>
          </text:list>
        </draw:text-box>
        <svg:title/>
        <svg:desc/>
      </draw:frame>
      <draw:frame draw:id="id86" presentation:style-name="a429" draw:name="Date Placeholder 3" svg:x="9.39377in" svg:y="6.42014in" svg:width="1.75in" svg:height="0.41319in" presentation:class="date-time" presentation:placeholder="false">
        <draw:text-box>
          <text:p text:style-name="a428" text:class-names="" text:cond-style-name=""><text:span text:style-name="a425" text:class-names=""><text:date text:fixed="false" style:data-style-name="a426">10/03/2022</text:date></text:span><text:span text:style-name="a427" text:class-names=""/></text:p>
        </draw:text-box>
        <svg:title/>
        <svg:desc/>
      </draw:frame>
      <draw:frame draw:id="id87" presentation:style-name="a432" draw:name="Footer Placeholder 4" svg:x="0.75in" svg:y="6.42014in" svg:width="8.56043in" svg:height="0.41319in" presentation:class="footer" presentation:placeholder="false">
        <draw:text-box>
          <text:p text:style-name="a431" text:class-names="" text:cond-style-name=""><text:span text:style-name="a430" text:class-names=""/></text:p>
        </draw:text-box>
        <svg:title/>
        <svg:desc/>
      </draw:frame>
      <draw:frame draw:id="id88" presentation:style-name="a436" draw:name="Slide Number Placeholder 5" svg:x="11.2271in" svg:y="6.42014in" svg:width="0.60276in" svg:height="0.41319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style:master-page>
    <style:master-page style:name="Master1-Layout14-cust-Quote-Name-Card" style:page-layout-name="pageLayout1" draw:style-name="a438">
      <draw:frame draw:id="id89" draw:style-name="a439" draw:name="Picture 10" svg:x="0in" svg:y="0in" svg:width="13.32986in" svg:height="7.49805in" style:rel-width="scale" style:rel-height="scale">
        <draw:image xlink:href="media/image3.png" xlink:type="simple" xlink:show="embed" xlink:actuate="onLoad"/>
        <svg:title/>
        <svg:desc>Celestia-R1---OverlayContentHD.png</svg:desc>
      </draw:frame>
      <draw:frame draw:id="id90" draw:style-name="a442" draw:name="TextBox 12" svg:x="11.19627in" svg:y="3in" svg:width="0.66667in" svg:height="0.63952in">
        <draw:text-box>
          <text:p text:style-name="a441" text:class-names="" text:cond-style-name=""><text:span text:style-name="a440" text:class-names="">”</text:span></text:p>
        </draw:text-box>
        <svg:title/>
        <svg:desc/>
      </draw:frame>
      <draw:frame draw:id="id91" draw:style-name="a445" draw:name="TextBox 13" svg:x="0.53398in" svg:y="0.90041in" svg:width="0.66667in" svg:height="0.63952in">
        <draw:text-box>
          <text:p text:style-name="a444" text:class-names="" text:cond-style-name=""><text:span text:style-name="a443" text:class-names="">“</text:span></text:p>
        </draw:text-box>
        <svg:title/>
        <svg:desc/>
      </draw:frame>
      <draw:frame draw:id="id92" presentation:style-name="a449" draw:name="Title 1" svg:x="1.08516in" svg:y="0.66667in" svg:width="10.44444in" svg:height="3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93" presentation:style-name="a453" draw:name="Text Placeholder 9" svg:x="0.75in" svg:y="4.25in" svg:width="11.08425in" svg:height="0.97222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94" presentation:style-name="a457" draw:name="Text Placeholder 2" svg:x="0.75in" svg:y="5.22222in" svg:width="11.08425in" svg:height="1.11111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95" presentation:style-name="a462" draw:name="Date Placeholder 3" svg:x="9.39377in" svg:y="6.42014in" svg:width="1.75in" svg:height="0.41319in" presentation:class="date-time" presentation:placeholder="false">
        <draw:text-box>
          <text:p text:style-name="a461" text:class-names="" text:cond-style-name=""><text:span text:style-name="a458" text:class-names=""><text:date text:fixed="false" style:data-style-name="a459">10/03/2022</text:date></text:span><text:span text:style-name="a460" text:class-names=""/></text:p>
        </draw:text-box>
        <svg:title/>
        <svg:desc/>
      </draw:frame>
      <draw:frame draw:id="id96" presentation:style-name="a465" draw:name="Footer Placeholder 4" svg:x="0.75in" svg:y="6.42014in" svg:width="8.56043in" svg:height="0.41319in" presentation:class="footer" presentation:placeholder="false">
        <draw:text-box>
          <text:p text:style-name="a464" text:class-names="" text:cond-style-name=""><text:span text:style-name="a463" text:class-names=""/></text:p>
        </draw:text-box>
        <svg:title/>
        <svg:desc/>
      </draw:frame>
      <draw:frame draw:id="id97" presentation:style-name="a469" draw:name="Slide Number Placeholder 5" svg:x="11.2271in" svg:y="6.42014in" svg:width="0.60276in" svg:height="0.41319in" presentation:class="page-number" presentation:placeholder="false">
        <draw:text-box>
          <text:p text:style-name="a468" text:class-names="" text:cond-style-name=""><text:span text:style-name="a466" text:class-names=""><text:page-number style:num-format="1" text:fixed="false"/></text:span><text:span text:style-name="a467" text:class-names=""/></text:p>
        </draw:text-box>
        <svg:title/>
        <svg:desc/>
      </draw:frame>
    </style:master-page>
    <style:master-page style:name="Master1-Layout15-cust-True-or-False" style:page-layout-name="pageLayout1" draw:style-name="a471">
      <draw:frame draw:id="id98" draw:style-name="a472" draw:name="Picture 7" svg:x="0in" svg:y="0in" svg:width="13.32986in" svg:height="7.49805in" style:rel-width="scale" style:rel-height="scale">
        <draw:image xlink:href="media/image3.png" xlink:type="simple" xlink:show="embed" xlink:actuate="onLoad"/>
        <svg:title/>
        <svg:desc>Celestia-R1---OverlayContentHD.png</svg:desc>
      </draw:frame>
      <draw:frame draw:id="id99" presentation:style-name="a476" draw:name="Title 1" svg:x="0.75in" svg:y="0.66667in" svg:width="11.07986in" svg:height="3in" presentation:class="title" presentation:placeholder="false">
        <draw:text-box>
          <text:p text:style-name="a475" text:class-names="" text:cond-style-name=""><text:span text:style-name="a473" text:class-names="">Click to edit Master title style</text:span><text:span text:style-name="a474" text:class-names=""/></text:p>
        </draw:text-box>
        <svg:title/>
        <svg:desc/>
      </draw:frame>
      <draw:frame draw:id="id100" presentation:style-name="a480" draw:name="Text Placeholder 9" svg:x="0.75in" svg:y="3.83333in" svg:width="11.07986in" svg:height="0.91667in" presentation:class="outline" presentation:placeholder="false">
        <draw:text-box>
          <text:list text:style-name="a479">
            <text:list-item>
              <text:p text:style-name="a478" text:class-names="" text:cond-style-name=""><text:span text:style-name="a477" text:class-names="">Click to edit Master text styles</text:span></text:p>
            </text:list-item>
          </text:list>
        </draw:text-box>
        <svg:title/>
        <svg:desc/>
      </draw:frame>
      <draw:frame draw:id="id101" presentation:style-name="a484" draw:name="Text Placeholder 2" svg:x="0.75in" svg:y="4.75in" svg:width="11.07986in" svg:height="1.58333in" presentation:class="outline" presentation:placeholder="false">
        <draw:text-box>
          <text:list text:style-name="a483">
            <text:list-item>
              <text:p text:style-name="a482" text:class-names="" text:cond-style-name=""><text:span text:style-name="a481" text:class-names="">Click to edit Master text styles</text:span></text:p>
            </text:list-item>
          </text:list>
        </draw:text-box>
        <svg:title/>
        <svg:desc/>
      </draw:frame>
      <draw:frame draw:id="id102" presentation:style-name="a489" draw:name="Date Placeholder 3" svg:x="9.39377in" svg:y="6.42014in" svg:width="1.75in" svg:height="0.41319in" presentation:class="date-time" presentation:placeholder="false">
        <draw:text-box>
          <text:p text:style-name="a488" text:class-names="" text:cond-style-name=""><text:span text:style-name="a485" text:class-names=""><text:date text:fixed="false" style:data-style-name="a486">10/03/2022</text:date></text:span><text:span text:style-name="a487" text:class-names=""/></text:p>
        </draw:text-box>
        <svg:title/>
        <svg:desc/>
      </draw:frame>
      <draw:frame draw:id="id103" presentation:style-name="a492" draw:name="Footer Placeholder 4" svg:x="0.75in" svg:y="6.42014in" svg:width="8.56043in" svg:height="0.41319in" presentation:class="footer" presentation:placeholder="false">
        <draw:text-box>
          <text:p text:style-name="a491" text:class-names="" text:cond-style-name=""><text:span text:style-name="a490" text:class-names=""/></text:p>
        </draw:text-box>
        <svg:title/>
        <svg:desc/>
      </draw:frame>
      <draw:frame draw:id="id104" presentation:style-name="a496" draw:name="Slide Number Placeholder 5" svg:x="11.2271in" svg:y="6.42014in" svg:width="0.60276in" svg:height="0.41319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style:master-page>
    <style:master-page style:name="Master1-Layout16-vertTx-Title-and-Vertical-Text" style:page-layout-name="pageLayout1" draw:style-name="a498">
      <draw:frame draw:id="id105" draw:style-name="a499" draw:name="Picture 6" svg:x="0in" svg:y="0in" svg:width="13.32986in" svg:height="7.49805in" style:rel-width="scale" style:rel-height="scale">
        <draw:image xlink:href="media/image3.png" xlink:type="simple" xlink:show="embed" xlink:actuate="onLoad"/>
        <svg:title/>
        <svg:desc>Celestia-R1---OverlayContentHD.png</svg:desc>
      </draw:frame>
      <draw:frame draw:id="id106" presentation:style-name="a516" draw:name="Vertical Text Placeholder 2" svg:x="0.75in" svg:y="2.34259in" svg:width="11.07986in" svg:height="3.99074in" presentation:class="outline" presentation:placeholder="false">
        <draw:text-box>
          <text:list text:style-name="a502">
            <text:list-item>
              <text:p text:style-name="a501" text:class-names="" text:cond-style-name=""><text:span text:style-name="a500" text:class-names="">Click to edit Master text styles</text:span></text:p>
            </text:list-item>
          </text:list>
          <text:list text:style-name="a505">
            <text:list-item>
              <text:list text:style-name="a505">
                <text:list-item>
                  <text:p text:style-name="a504" text:class-names="" text:cond-style-name=""><text:span text:style-name="a503" text:class-names="">Second level</text:span></text:p>
                </text:list-item>
              </text:list>
            </text:list-item>
          </text:list>
          <text:list text:style-name="a508">
            <text:list-item>
              <text:list text:style-name="a508">
                <text:list-item>
                  <text:list text:style-name="a508">
                    <text:list-item>
                      <text:p text:style-name="a507" text:class-names="" text:cond-style-name=""><text:span text:style-name="a506" text:class-names="">Third level</text:span></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9"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2" text:class-names="">Fifth level</text:span><text:span text:style-name="a513" text:class-names=""/></text:p>
                            </text:list-item>
                          </text:list>
                        </text:list-item>
                      </text:list>
                    </text:list-item>
                  </text:list>
                </text:list-item>
              </text:list>
            </text:list-item>
          </text:list>
        </draw:text-box>
        <svg:title/>
        <svg:desc/>
      </draw:frame>
      <draw:frame draw:id="id107" presentation:style-name="a521" draw:name="Date Placeholder 3" svg:x="9.39377in" svg:y="6.42014in" svg:width="1.75in" svg:height="0.41319in" presentation:class="date-time" presentation:placeholder="false">
        <draw:text-box>
          <text:p text:style-name="a520" text:class-names="" text:cond-style-name=""><text:span text:style-name="a517" text:class-names=""><text:date text:fixed="false" style:data-style-name="a518">10/03/2022</text:date></text:span><text:span text:style-name="a519" text:class-names=""/></text:p>
        </draw:text-box>
        <svg:title/>
        <svg:desc/>
      </draw:frame>
      <draw:frame draw:id="id108" presentation:style-name="a524" draw:name="Footer Placeholder 4" svg:x="0.75in" svg:y="6.42014in" svg:width="8.56043in" svg:height="0.41319in" presentation:class="footer" presentation:placeholder="false">
        <draw:text-box>
          <text:p text:style-name="a523" text:class-names="" text:cond-style-name=""><text:span text:style-name="a522" text:class-names=""/></text:p>
        </draw:text-box>
        <svg:title/>
        <svg:desc/>
      </draw:frame>
      <draw:frame draw:id="id109" presentation:style-name="a528" draw:name="Slide Number Placeholder 5" svg:x="11.2271in" svg:y="6.42014in" svg:width="0.60276in" svg:height="0.41319in" presentation:class="page-number" presentation:placeholder="false">
        <draw:text-box>
          <text:p text:style-name="a527" text:class-names="" text:cond-style-name=""><text:span text:style-name="a525" text:class-names=""><text:page-number style:num-format="1" text:fixed="false"/></text:span><text:span text:style-name="a526" text:class-names=""/></text:p>
        </draw:text-box>
        <svg:title/>
        <svg:desc/>
      </draw:frame>
      <draw:frame draw:id="id110" presentation:style-name="a532" draw:name="Title 1" svg:x="0.75in" svg:y="0.66667in" svg:width="11.07986in" svg:height="1.59259in" presentation:class="title" presentation:placeholder="false">
        <draw:text-box>
          <text:p text:style-name="a531" text:class-names="" text:cond-style-name=""><text:span text:style-name="a529" text:class-names="">Click to edit Master title style</text:span><text:span text:style-name="a530" text:class-names=""/></text:p>
        </draw:text-box>
        <svg:title/>
        <svg:desc/>
      </draw:frame>
    </style:master-page>
    <style:master-page style:name="Master1-Layout17-vertTitleAndTx-Vertical-Title-and-Text" style:page-layout-name="pageLayout1" draw:style-name="a534">
      <draw:frame draw:id="id111" draw:style-name="a535" draw:name="Picture 6" svg:x="0in" svg:y="0in" svg:width="13.32986in" svg:height="7.49805in" style:rel-width="scale" style:rel-height="scale">
        <draw:image xlink:href="media/image3.png" xlink:type="simple" xlink:show="embed" xlink:actuate="onLoad"/>
        <svg:title/>
        <svg:desc>Celestia-R1---OverlayContentHD.png</svg:desc>
      </draw:frame>
      <draw:frame draw:id="id112" presentation:style-name="a539" draw:name="Vertical Title 1" svg:x="9.46924in" svg:y="0.66667in" svg:width="2.36062in" svg:height="5.66667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113" presentation:style-name="a556" draw:name="Vertical Text Placeholder 2" svg:x="0.75in" svg:y="0.66667in" svg:width="8.56531in" svg:height="5.66667in" presentation:class="outline" presentation:placeholder="false">
        <draw:text-box>
          <text:list text:style-name="a542">
            <text:list-item>
              <text:p text:style-name="a541" text:class-names="" text:cond-style-name=""><text:span text:style-name="a540" text:class-names="">Click to edit Master text styles</text:span></text:p>
            </text:list-item>
          </text:list>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114" presentation:style-name="a561" draw:name="Date Placeholder 3" svg:x="9.39377in" svg:y="6.42014in" svg:width="1.75in" svg:height="0.41319in" presentation:class="date-time" presentation:placeholder="false">
        <draw:text-box>
          <text:p text:style-name="a560" text:class-names="" text:cond-style-name=""><text:span text:style-name="a557" text:class-names=""><text:date text:fixed="false" style:data-style-name="a558">10/03/2022</text:date></text:span><text:span text:style-name="a559" text:class-names=""/></text:p>
        </draw:text-box>
        <svg:title/>
        <svg:desc/>
      </draw:frame>
      <draw:frame draw:id="id115" presentation:style-name="a564" draw:name="Footer Placeholder 4" svg:x="0.75in" svg:y="6.42014in" svg:width="8.56043in" svg:height="0.41319in" presentation:class="footer" presentation:placeholder="false">
        <draw:text-box>
          <text:p text:style-name="a563" text:class-names="" text:cond-style-name=""><text:span text:style-name="a562" text:class-names=""/></text:p>
        </draw:text-box>
        <svg:title/>
        <svg:desc/>
      </draw:frame>
      <draw:frame draw:id="id116" presentation:style-name="a568" draw:name="Slide Number Placeholder 5" svg:x="11.2271in" svg:y="6.42014in" svg:width="0.60276in" svg:height="0.41319in" presentation:class="page-number" presentation:placeholder="false">
        <draw:text-box>
          <text:p text:style-name="a567" text:class-names="" text:cond-style-name=""><text:span text:style-name="a565" text:class-names=""><text:page-number style:num-format="1" text:fixed="false"/></text:span><text:span text:style-name="a56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earch algorithms</dc:title>
    <meta:initial-creator>Mahammed Jafarzade</meta:initial-creator>
    <dc:creator>Mahammed Jafarzade</dc:creator>
    <meta:creation-date>2022-03-09T22:45:07Z</meta:creation-date>
    <dc:date>2022-03-10T08:47:09Z</dc:date>
    <meta:template xlink:href="Celestial" xlink:type="simple"/>
    <meta:editing-cycles>8</meta:editing-cycles>
    <meta:editing-duration>PT35281S</meta:editing-duration>
    <meta:document-statistic meta:paragraph-count="39" meta:word-count="925"/>
  </office:meta>
</office:document-meta>
</file>